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29cm" fo:min-width="0cm"/>
    </style:style>
    <style:style style:name="gr2" style:family="graphic" style:parent-style-name="standard">
      <style:graphic-properties draw:fill="none" draw:textarea-vertical-align="middle" draw:auto-grow-height="false" fo:min-height="8.76cm" fo:min-width="16.11cm"/>
    </style:style>
    <style:style style:name="gr3" style:family="graphic" style:parent-style-name="standard">
      <style:graphic-properties svg:stroke-color="#ed1c24" draw:fill="none" draw:textarea-vertical-align="middle" draw:auto-grow-height="false" fo:min-height="1.558cm" fo:min-width="1.408cm"/>
    </style:style>
    <style:style style:name="gr4" style:family="graphic" style:parent-style-name="standard">
      <style:graphic-properties svg:stroke-color="#ed1c24" draw:fill="none" draw:textarea-vertical-align="middle" draw:auto-grow-height="false" fo:min-height="1.816cm" fo:min-width="1.308cm"/>
    </style:style>
    <style:style style:name="gr5" style:family="graphic" style:parent-style-name="standard">
      <style:graphic-properties svg:stroke-color="#ed1c24" draw:fill="none" draw:textarea-vertical-align="middle" draw:auto-grow-height="false" fo:min-height="6.076cm" fo:min-width="6.62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e181e" fo:font-size="10pt" style:font-size-asian="10pt" style:font-size-complex="10pt"/>
    </style:style>
    <style:style style:name="T3" style:family="text">
      <style:text-properties fo:color="#21409a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JP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2cm" svg:height="8.679cm" svg:x="2.2cm" svg:y="7cm">
          <draw:text-box>
            <text:p><text:span text:style-name="T1">　　　　　　　</text:span><text:span text:style-name="T1">　　　　　　　</text:span><text:span text:style-name="T1">　　　　　　　</text:span><text:span text:style-name="T1">　　　同一</text:span></text:p>
            <text:p><text:span text:style-name="T1">自己の商品等表</text:span><text:span text:style-name="T1">示として他人の</text:span><text:span text:style-name="T1">著名な商品等表</text:span><text:span text:style-name="T1">示と　</text:span><text:span text:style-name="T2">若しくは</text:span><text:span text:style-name="T1">　</text:span><text:span text:style-name="T1">のものを使用す</text:span><text:span text:style-name="T1">る</text:span></text:p>
            <text:p><text:span text:style-name="T1">　　　　　　　</text:span><text:span text:style-name="T1">　　　　　　　</text:span><text:span text:style-name="T1">　　　　　　　</text:span><text:span text:style-name="T1">　　　類似</text:span></text:p>
            <text:p><text:span text:style-name="T3">又は</text:span></text:p>
            <text:p><text:span text:style-name="T1">　　　　　　　</text:span><text:span text:style-name="T1">　　　　　　　</text:span><text:span text:style-name="T1">　　譲渡する</text:span></text:p>
            <text:p><text:span text:style-name="T4">その商品等表示</text:span><text:span text:style-name="T4">を使用した商品</text:span><text:span text:style-name="T4">を　</text:span><text:span text:style-name="T1">引き渡す</text:span><text:span text:style-name="T1">　</text:span><text:span text:style-name="T1">　　　　　　　</text:span><text:span text:style-name="T1">　　　　　　　</text:span><text:span text:style-name="T1">　　行為</text:span></text:p>
            <text:p><text:span text:style-name="T1">　　　　　　　</text:span><text:span text:style-name="T1">　　　　　　　</text:span><text:span text:style-name="T1">　　　譲渡</text:span></text:p>
            <text:p><text:span text:style-name="T1">　　　　　　　</text:span><text:span text:style-name="T1">　　　　　　　</text:span><text:span text:style-name="T1">　　　</text:span><text:span text:style-name="T2">若しくは</text:span><text:span text:style-name="T1">　</text:span><text:span text:style-name="T1">　のために展示</text:span><text:span text:style-name="T1">する</text:span></text:p>
            <text:p><text:span text:style-name="T1">　　　　　　　</text:span><text:span text:style-name="T1">　　　　　　　</text:span><text:span text:style-name="T1">　　　引渡し</text:span></text:p>
            <text:p><text:span text:style-name="T1">　　　　　　　</text:span><text:span text:style-name="T1">　　　　　　　</text:span><text:span text:style-name="T1">　　輸出する</text:span></text:p>
            <text:p><text:span text:style-name="T1">　　　　　　　</text:span><text:span text:style-name="T1">　　　　　　　</text:span><text:span text:style-name="T1">　　輸入する</text:span></text:p>
            <text:p><text:span text:style-name="T1">　　　　　　　</text:span><text:span text:style-name="T1">　　　　　　　</text:span><text:span text:style-name="T1">　　</text:span><text:span text:style-name="T2">若しくは</text:span></text:p>
            <text:p><text:span text:style-name="T1">　　　　　　　</text:span><text:span text:style-name="T1">　　　　　　　</text:span><text:span text:style-name="T1">　　電気通信回</text:span><text:span text:style-name="T1">線を通じて提供</text:span><text:span text:style-name="T1">する</text:span></text:p>
          </draw:text-box>
        </draw:frame>
        <draw:custom-shape draw:style-name="gr2" draw:text-style-name="P2" draw:layer="layout" svg:width="17cm" svg:height="9.4cm" svg:x="2.1cm" svg:y="6.6cm">
          <text:p/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1534.8154451654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2cm" svg:height="2.1cm" svg:x="9.9cm" svg:y="10.9cm">
          <text:p/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5136.8596418159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1cm" svg:height="2.4cm" svg:x="13.001cm" svg:y="7.001cm">
          <text:p/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5136.8596418159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7.5cm" svg:height="6.7cm" svg:x="9.5cm" svg:y="9.3cm">
          <text:p/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2064.40229378033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22:49:52.718827748</meta:creation-date>
    <dc:date>2020-04-25T23:30:15.888015034</dc:date>
    <meta:editing-duration>PT38M56S</meta:editing-duration>
    <meta:editing-cycles>2</meta:editing-cycles>
    <meta:generator>LibreOffice/6.0.7.3$Linux_X86_64 LibreOffice_project/00m0$Build-3</meta:generator>
    <meta:document-statistic meta:object-count="5"/>
  </office:meta>
</office:document-meta>
</file>